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70C335A116DB5F0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P3" style:family="paragraph" style:parent-style-name="Standard">
      <style:text-properties style:font-name="FreeSans" fo:font-size="14pt" style:font-name-asian="FreeSans2" style:font-size-asian="14pt" style:font-name-complex="FreeSans2" style:font-size-complex="14pt"/>
    </style:style>
    <style:style style:name="P4" style:family="paragraph" style:parent-style-name="Standard">
      <style:text-properties style:font-name="FreeSans" fo:font-size="14pt" officeooo:rsid="001c1430" officeooo:paragraph-rsid="001c1430" style:font-name-asian="FreeSans2" style:font-size-asian="14pt" style:font-name-complex="FreeSans2" style:font-size-complex="14pt"/>
    </style:style>
    <style:style style:name="P5" style:family="paragraph" style:parent-style-name="Standard">
      <style:text-properties style:font-name="FreeSans" fo:font-size="11pt" style:font-name-asian="FreeSans2" style:font-size-asian="11pt" style:font-name-complex="FreeSans2" style:font-size-complex="11pt"/>
    </style:style>
    <style:style style:name="P6" style:family="paragraph" style:parent-style-name="Standard">
      <style:text-properties style:font-name="FreeSans" fo:font-size="11pt" fo:font-weight="normal" officeooo:rsid="0020cb70" fo:background-color="#ffffff" style:font-name-asian="FreeSans2" style:font-size-asian="11pt" style:font-weight-asian="normal" style:font-name-complex="FreeSans2" style:font-size-complex="11pt" style:font-weight-complex="normal"/>
    </style:style>
    <style:style style:name="P7" style:family="paragraph" style:parent-style-name="Standard">
      <style:text-properties style:font-name="FreeSans" fo:font-size="11pt" fo:font-weight="normal" officeooo:rsid="0020cb70" officeooo:paragraph-rsid="0020cb70" fo:background-color="#ffffff" style:font-name-asian="FreeSans2" style:font-size-asian="11pt" style:font-weight-asian="normal" style:font-name-complex="FreeSans2" style:font-size-complex="11pt" style:font-weight-complex="normal"/>
    </style:style>
    <style:style style:name="P8" style:family="paragraph" style:parent-style-name="Standard">
      <style:text-properties style:font-name="FreeSans" style:font-name-asian="FreeSans2" style:font-name-complex="FreeSans2"/>
    </style:style>
    <style:style style:name="P9" style:family="paragraph" style:parent-style-name="Standard">
      <style:text-properties style:font-name="FreeSans" officeooo:rsid="00199e50" officeooo:paragraph-rsid="00199e50" style:font-name-asian="FreeSans2" style:font-name-complex="FreeSans2"/>
    </style:style>
    <style:style style:name="P10" style:family="paragraph" style:parent-style-name="Standard">
      <style:text-properties style:font-name="FreeSans" officeooo:rsid="001e0ff7" officeooo:paragraph-rsid="001e0ff7" style:font-name-asian="FreeSans2" style:font-name-complex="FreeSans2"/>
    </style:style>
    <style:style style:name="P11" style:family="paragraph" style:parent-style-name="Standard">
      <style:text-properties style:font-name="FreeSans" officeooo:rsid="001ec9c0" officeooo:paragraph-rsid="001ec9c0" style:font-name-asian="FreeSans2" style:font-name-complex="FreeSans2"/>
    </style:style>
    <style:style style:name="P12" style:family="paragraph" style:parent-style-name="Standard">
      <style:text-properties officeooo:rsid="00199e50" officeooo:paragraph-rsid="00199e50"/>
    </style:style>
    <style:style style:name="P13" style:family="paragraph" style:parent-style-name="Standard">
      <style:text-properties officeooo:rsid="001ec9c0" officeooo:paragraph-rsid="001ec9c0"/>
    </style:style>
    <style:style style:name="P14" style:family="paragraph" style:parent-style-name="Standard">
      <style:text-properties fo:font-weight="normal" fo:background-color="#ffffff" style:font-weight-asian="normal" style:font-weight-complex="normal"/>
    </style:style>
    <style:style style:name="P15" style:family="paragraph" style:parent-style-name="Standard">
      <style:text-properties fo:font-weight="normal" officeooo:rsid="001ec9c0" officeooo:paragraph-rsid="001ec9c0" fo:background-color="#ffffff" style:font-weight-asian="normal" style:font-weight-complex="normal"/>
    </style:style>
    <style:style style:name="P16" style:family="paragraph" style:parent-style-name="Standard">
      <style:text-properties fo:font-weight="normal" officeooo:paragraph-rsid="0020cb70" fo:background-color="#ffffff" style:font-weight-asian="normal" style:font-weight-complex="normal"/>
    </style:style>
    <style:style style:name="P17" style:family="paragraph" style:parent-style-name="Standard">
      <style:text-properties fo:font-weight="normal" officeooo:rsid="0020cb70" officeooo:paragraph-rsid="0020cb70" fo:background-color="#ffffff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FreeSans1" fo:font-size="11pt" fo:letter-spacing="normal" fo:font-style="normal" fo:font-weight="normal" officeooo:rsid="001e0ff7" officeooo:paragraph-rsid="001e0ff7" style:font-name-asian="FreeSans2" style:font-size-asian="11pt" style:font-name-complex="FreeSans2" style:font-size-complex="11pt"/>
    </style:style>
    <style:style style:name="P19" style:family="paragraph" style:parent-style-name="Standard">
      <style:text-properties style:font-name="FreeSans1" fo:font-size="11pt" officeooo:rsid="002426e2" officeooo:paragraph-rsid="002426e2" style:font-name-asian="FreeSans2" style:font-size-asian="11pt" style:font-name-complex="FreeSans2" style:font-size-complex="11pt"/>
    </style:style>
    <style:style style:name="P20" style:family="paragraph" style:parent-style-name="Standard" style:master-page-name="Standard">
      <style:paragraph-properties fo:text-align="start" style:justify-single-word="false" style:page-number="1"/>
      <style:text-properties style:font-name="FreeSans" fo:font-size="16pt" style:font-name-asian="FreeSans2" style:font-size-asian="16pt" style:font-name-complex="FreeSans2" style:font-size-complex="16pt"/>
    </style:style>
    <style:style style:name="T1" style:family="text">
      <style:text-properties style:font-name="FreeSans" style:font-name-asian="FreeSans2" style:font-name-complex="FreeSans2"/>
    </style:style>
    <style:style style:name="T2" style:family="text">
      <style:text-properties style:font-name="FreeSans" officeooo:rsid="00199e50" style:font-name-asian="FreeSans2" style:font-name-complex="FreeSans2"/>
    </style:style>
    <style:style style:name="T3" style:family="text">
      <style:text-properties style:font-name="FreeSans" officeooo:rsid="001ec9c0" style:font-name-asian="FreeSans2" style:font-name-complex="FreeSans2"/>
    </style:style>
    <style:style style:name="T4" style:family="text">
      <style:text-properties style:font-name="FreeSans" officeooo:rsid="0020cb70" style:font-name-asian="FreeSans2" style:font-name-complex="FreeSans2"/>
    </style:style>
    <style:style style:name="T5" style:family="text">
      <style:text-properties style:font-name="FreeSans" fo:font-size="11pt" style:font-name-asian="FreeSans2" style:font-size-asian="11pt" style:font-name-complex="FreeSans2" style:font-size-complex="11pt"/>
    </style:style>
    <style:style style:name="T6" style:family="text">
      <style:text-properties style:font-name="FreeSans" fo:font-size="11pt" officeooo:rsid="0017e60a" style:font-name-asian="FreeSans2" style:font-size-asian="11pt" style:font-name-complex="FreeSans2" style:font-size-complex="11pt"/>
    </style:style>
    <style:style style:name="T7" style:family="text">
      <style:text-properties style:font-name="FreeSans" fo:font-size="11pt" officeooo:rsid="00199e50" style:font-name-asian="FreeSans2" style:font-size-asian="11pt" style:font-name-complex="FreeSans2" style:font-size-complex="11pt"/>
    </style:style>
    <style:style style:name="T8" style:family="text">
      <style:text-properties style:font-name="FreeSans" fo:font-size="11pt" officeooo:rsid="001e0ff7" style:font-name-asian="FreeSans2" style:font-size-asian="11pt" style:font-name-complex="FreeSans2" style:font-size-complex="11pt"/>
    </style:style>
    <style:style style:name="T9" style:family="text">
      <style:text-properties style:font-name="FreeSans" fo:font-size="11pt" officeooo:rsid="001ec9c0" style:font-name-asian="FreeSans2" style:font-size-asian="11pt" style:font-name-complex="FreeSans2" style:font-size-complex="11pt"/>
    </style:style>
    <style:style style:name="T10" style:family="text">
      <style:text-properties style:font-name="FreeSans" fo:font-size="11pt" officeooo:rsid="0020cb70" style:font-name-asian="FreeSans2" style:font-size-asian="11pt" style:font-name-complex="FreeSans2" style:font-size-complex="11pt"/>
    </style:style>
    <style:style style:name="T11" style:family="text">
      <style:text-properties style:font-name="FreeSans" fo:font-size="11pt" officeooo:rsid="00233c9b" style:font-name-asian="FreeSans2" style:font-size-asian="11pt" style:font-name-complex="FreeSans2" style:font-size-complex="11pt"/>
    </style:style>
    <style:style style:name="T12" style:family="text">
      <style:text-properties style:font-name="FreeSans" fo:font-size="11pt" officeooo:rsid="002426e2" style:font-name-asian="FreeSans2" style:font-size-asian="11pt" style:font-name-complex="FreeSans2" style:font-size-complex="11pt"/>
    </style:style>
    <style:style style:name="T13" style:family="text">
      <style:text-properties officeooo:rsid="00199e50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199e50" style:font-size-asian="11pt" style:font-size-complex="11pt"/>
    </style:style>
    <style:style style:name="T16" style:family="text">
      <style:text-properties officeooo:rsid="001ab815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ject Close Report</text:p>
      <text:p text:style-name="P3"/>
      <text:p text:style-name="P3">Project name</text:p>
      <text:p text:style-name="P18">Project manager Canadian office 2019</text:p>
      <text:p text:style-name="P5"/>
      <text:p text:style-name="P3">Fellow(s)</text:p>
      <text:p text:style-name="P10">Tarek Loubani</text:p>
      <text:p text:style-name="P5"/>
      <text:p text:style-name="P3">Date</text:p>
      <text:p text:style-name="P8"><text:span text:style-name="T13">28</text:span>/<text:span text:style-name="T13">08</text:span>/2019</text:p>
      <text:p text:style-name="P5"/>
      <text:p text:style-name="P3">Project description</text:p>
      <text:p text:style-name="P19">To provide a project manager who will manage the administrative and financial tasks of the team.</text:p>
      <text:p text:style-name="P3"/>
      <text:p text:style-name="P3">General report-back</text:p>
      <text:p text:style-name="P9">to complete</text:p>
      <text:p text:style-name="P3"/>
      <text:p text:style-name="P3">Deliverables achieved</text:p>
      <text:p text:style-name="P9">to complete</text:p>
      <text:p text:style-name="P5"/>
      <text:p text:style-name="P3">Deliverables not achieved</text:p>
      <text:p text:style-name="P9">to complete</text:p>
      <text:p text:style-name="P5"/>
      <text:p text:style-name="P3">Measures of success</text:p>
      <text:p text:style-name="Standard"><text:span text:style-name="T5">Expect to see </text:span><text:span text:style-name="T7">i</text:span><text:span text:style-name="T5">ndicators </text:span><text:span text:style-name="T7">plus m</text:span><text:span text:style-name="T1">easu</text:span><text:span text:style-name="T2">res</text:span></text:p>
      <text:p text:style-name="P12"><text:span text:style-name="T2">L</text:span><text:span text:style-name="T1">ike to see indicators plus measures </text:span></text:p>
      <text:p text:style-name="P8"><text:span text:style-name="T14">Love to see </text:span><text:span text:style-name="T15">indicators plus measures</text:span></text:p>
      <text:p text:style-name="P5"/>
      <text:p text:style-name="P3">Budget</text:p>
      <text:p text:style-name="P14"><text:span text:style-name="T9">Approved </text:span><text:span text:style-name="T5"><text:s/>budget: <text:s/></text:span><text:span text:style-name="T10">55,000</text:span><text:span text:style-name="T3"> </text:span><text:span text:style-name="T4">CAD</text:span></text:p>
      <text:p text:style-name="P14"><text:span text:style-name="T5">Actual spend: <text:s/></text:span><text:span text:style-name="T10">55,000</text:span><text:span text:style-name="T8"> </text:span><text:span text:style-name="T10">CAD</text:span></text:p>
      <text:p text:style-name="P6"/>
      <text:p text:style-name="P7">USD Conversion:</text:p>
      <text:p text:style-name="P16"><text:span text:style-name="T9">Approved </text:span><text:span text:style-name="T5"><text:s/>budget: <text:s/></text:span><text:span text:style-name="T10">40,</text:span><text:span text:style-name="T11">700.00</text:span><text:span text:style-name="T10"> USD</text:span></text:p>
      <text:p text:style-name="P17"><text:span text:style-name="T5">Actual spend: <text:s/>4</text:span><text:span text:style-name="T12">1,436.88</text:span><text:span text:style-name="T8"> </text:span><text:span text:style-name="T5">USD</text:span></text:p>
      <text:p text:style-name="P15"><text:span text:style-name="T9">O</text:span><text:span text:style-name="T5">verspend: </text:span><text:span text:style-name="T12">736.88</text:span><text:span text:style-name="T5"> USD</text:span></text:p>
      <text:p text:style-name="Standard"><text:span text:style-name="T5">Comparison and feedback: <text:s/></text:span><text:span text:style-name="T6">Overspend by $</text:span><text:span text:style-name="T12">736.88</text:span><text:span text:style-name="T10"> was due to forex difference.</text:span></text:p>
      <text:p text:style-name="P5"/>
      <text:p text:style-name="P3">Intellectual property outputs </text:p>
      <text:p text:style-name="P11">to complete</text:p>
      <text:p text:style-name="P3"/>
      <text:p text:style-name="P3">Learnings</text:p>
      <text:p text:style-name="P8"><text:soft-page-break/><text:span text:style-name="T13">to complete</text:span> </text:p>
      <text:p text:style-name="P5"/>
      <text:p text:style-name="P3">Exit/Sustainability/Viability</text:p>
      <text:p text:style-name="P9">to complete</text:p>
      <text:p text:style-name="P5"/>
      <text:p text:style-name="P3">Conclusio<text:span text:style-name="T16">n</text:span></text:p>
      <text:p text:style-name="P3"/>
      <text:p text:style-name="P3"/>
      <text:p text:style-name="P4">Next Steps</text:p>
      <text:p text:style-name="P13">Review overspend for appro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499cm" fo:margin-right="0cm" fo:margin-top="0cm" fo:margin-bottom="0.423cm" loext:contextual-spacing="false" fo:line-height="150%" fo:text-align="justify" style:justify-single-word="false" fo:text-indent="-1.499cm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3.251cm" fo:margin-right="0cm" fo:margin-top="0cm" fo:margin-bottom="0.423cm" loext:contextual-spacing="false" fo:line-height="150%" fo:text-align="justify" style:justify-single-word="false" fo:text-indent="-1.752cm" style:auto-text-indent="fals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01cm" fo:margin-right="0cm" fo:margin-top="0cm" fo:margin-bottom="0.423cm" loext:contextual-spacing="false" fo:line-height="150%" fo:text-align="justify" style:justify-single-word="false" fo:text-indent="-1.748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7.001cm" fo:margin-right="0cm" fo:margin-top="0cm" fo:margin-bottom="0.423cm" loext:contextual-spacing="false" fo:line-height="150%" fo:text-align="justify" style:justify-single-word="false" fo:text-indent="-1.998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9.502cm" fo:margin-right="0cm" fo:text-align="justify" style:justify-single-word="false" fo:text-indent="-2.501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cm" fo:margin-right="0cm" fo:text-align="justify" style:justify-single-word="false" fo:text-indent="-2.03cm" style:auto-text-indent="fals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11" style:display-name="ListLabel 11" style:family="text">
      <style:text-properties fo:font-size="9pt" style:font-size-asian="9pt" style:font-size-complex="9pt"/>
    </style:style>
    <style:style style:name="ListLabel_20_12" style:display-name="ListLabel 12" style:family="text">
      <style:text-properties fo:font-size="9pt" style:font-size-asian="9pt" style:font-size-complex="9pt"/>
    </style:style>
    <style:style style:name="ListLabel_20_13" style:display-name="ListLabel 13" style:family="text">
      <style:text-properties fo:font-size="9pt" style:font-size-asian="9pt" style:font-size-complex="9pt"/>
    </style:style>
    <style:style style:name="ListLabel_20_14" style:display-name="ListLabel 14" style:family="text">
      <style:text-properties fo:font-size="9pt" style:font-size-asian="9pt" style:font-size-complex="9pt"/>
    </style:style>
    <style:style style:name="ListLabel_20_15" style:display-name="ListLabel 15" style:family="text">
      <style:text-properties fo:font-size="9pt" style:font-size-asian="9pt" style:font-size-complex="9pt"/>
    </style:style>
    <style:style style:name="ListLabel_20_16" style:display-name="ListLabel 16" style:family="text">
      <style:text-properties fo:font-size="9pt" style:font-size-asian="9pt" style:font-size-complex="9pt"/>
    </style:style>
    <style:style style:name="ListLabel_20_17" style:display-name="ListLabel 17" style:family="text">
      <style:text-properties fo:font-size="9pt" style:font-size-asian="9pt" style:font-size-complex="9pt"/>
    </style:style>
    <style:style style:name="ListLabel_20_18" style:display-name="ListLabel 18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501cm" fo:margin-left="2.501cm" fo:margin-right="2cm" style:writing-mode="lr-tb" style:layout-grid-color="#c0c0c0" style:layout-grid-lines="220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85cm" fo:margin-left="0cm" fo:margin-right="0cm" fo:margin-bottom="3.584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7.364cm" svg:y="-0.9cm" svg:width="9.61cm" svg:height="4.08cm" draw:z-index="1"><draw:image xlink:href="Pictures/1000000000000672000004FB70C335A116DB5F09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Standard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2T09:41:46.435473816</dc:date>
    <meta:editing-duration>PT28M31S</meta:editing-duration>
    <meta:editing-cycles>10</meta:editing-cycles>
    <meta:document-statistic meta:table-count="0" meta:image-count="1" meta:object-count="0" meta:page-count="2" meta:paragraph-count="37" meta:word-count="120" meta:character-count="835" meta:non-whitespace-character-count="742"/>
  </office:meta>
</office:document-meta>
</file>